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9c39" officeooo:paragraph-rsid="001a9c39"/>
    </style:style>
    <style:style style:name="P2" style:family="paragraph" style:parent-style-name="Standard">
      <style:text-properties officeooo:rsid="001ad539" officeooo:paragraph-rsid="001ad539"/>
    </style:style>
    <style:style style:name="P3" style:family="paragraph" style:parent-style-name="Standard">
      <style:text-properties officeooo:rsid="001c627c" officeooo:paragraph-rsid="001ad539"/>
    </style:style>
    <style:style style:name="P4" style:family="paragraph" style:parent-style-name="Standard">
      <style:text-properties officeooo:rsid="001c627c" officeooo:paragraph-rsid="001c627c"/>
    </style:style>
    <style:style style:name="P5" style:family="paragraph" style:parent-style-name="Standard">
      <style:text-properties officeooo:rsid="001d8157" officeooo:paragraph-rsid="001c627c"/>
    </style:style>
    <style:style style:name="P6" style:family="paragraph" style:parent-style-name="Standard">
      <style:text-properties officeooo:rsid="001d8157" officeooo:paragraph-rsid="001d8157"/>
    </style:style>
    <style:style style:name="P7" style:family="paragraph" style:parent-style-name="Standard">
      <style:text-properties officeooo:rsid="001f0bb2" officeooo:paragraph-rsid="001f0bb2"/>
    </style:style>
    <style:style style:name="P8" style:family="paragraph" style:parent-style-name="Standard">
      <style:text-properties officeooo:rsid="002039c4" officeooo:paragraph-rsid="002039c4"/>
    </style:style>
    <style:style style:name="P9" style:family="paragraph" style:parent-style-name="Standard">
      <style:text-properties officeooo:rsid="00221ec4" officeooo:paragraph-rsid="00221ec4"/>
    </style:style>
    <style:style style:name="P10" style:family="paragraph" style:parent-style-name="Standard">
      <style:text-properties officeooo:rsid="002272fa" officeooo:paragraph-rsid="002272fa"/>
    </style:style>
    <style:style style:name="P11" style:family="paragraph" style:parent-style-name="Standard">
      <style:text-properties officeooo:rsid="0022ae36" officeooo:paragraph-rsid="0022ae36"/>
    </style:style>
    <style:style style:name="P12" style:family="paragraph" style:parent-style-name="Standard">
      <style:text-properties officeooo:rsid="00236e16" officeooo:paragraph-rsid="00236e16"/>
    </style:style>
    <style:style style:name="P13" style:family="paragraph" style:parent-style-name="Heading_20_2">
      <style:text-properties officeooo:rsid="00329260" officeooo:paragraph-rsid="00329260"/>
    </style:style>
    <style:style style:name="P14" style:family="paragraph" style:parent-style-name="Text_20_body">
      <style:text-properties officeooo:rsid="00329260" officeooo:paragraph-rsid="00329260"/>
    </style:style>
    <style:style style:name="P15" style:family="paragraph" style:parent-style-name="Text_20_body">
      <style:text-properties officeooo:rsid="0032f95e" officeooo:paragraph-rsid="0032f95e"/>
    </style:style>
    <style:style style:name="P16" style:family="paragraph" style:parent-style-name="Text_20_body">
      <style:text-properties officeooo:rsid="00346e6e" officeooo:paragraph-rsid="00346e6e"/>
    </style:style>
    <style:style style:name="P17" style:family="paragraph" style:parent-style-name="Text_20_body">
      <style:text-properties officeooo:rsid="0034e4a6" officeooo:paragraph-rsid="0034e4a6"/>
    </style:style>
    <style:style style:name="P18" style:family="paragraph" style:parent-style-name="Text_20_body">
      <style:text-properties fo:font-style="normal" officeooo:rsid="00369216" officeooo:paragraph-rsid="00369216" style:font-style-asian="normal" style:font-style-complex="normal"/>
    </style:style>
    <style:style style:name="P19" style:family="paragraph" style:parent-style-name="Text_20_body">
      <style:text-properties fo:font-style="normal" officeooo:rsid="00379bf4" officeooo:paragraph-rsid="00379bf4" style:font-style-asian="normal" style:font-style-complex="normal"/>
    </style:style>
    <style:style style:name="P20" style:family="paragraph" style:parent-style-name="Text_20_body">
      <style:text-properties fo:font-style="normal" officeooo:rsid="00399574" officeooo:paragraph-rsid="00399574" style:font-style-asian="normal" style:font-style-complex="normal"/>
    </style:style>
    <style:style style:name="P21" style:family="paragraph" style:parent-style-name="Text_20_body">
      <style:text-properties fo:font-style="normal" officeooo:rsid="003ccbe1" officeooo:paragraph-rsid="003ccbe1" style:font-style-asian="normal" style:font-style-complex="normal"/>
    </style:style>
    <style:style style:name="P22" style:family="paragraph" style:parent-style-name="Text_20_body">
      <style:text-properties fo:font-style="normal" officeooo:rsid="003f3101" officeooo:paragraph-rsid="003f3101" style:font-style-asian="normal" style:font-style-complex="normal"/>
    </style:style>
    <style:style style:name="P23" style:family="paragraph" style:parent-style-name="Text_20_body">
      <style:text-properties fo:font-style="normal" officeooo:rsid="0040751d" officeooo:paragraph-rsid="0040751d" style:font-style-asian="normal" style:font-style-complex="normal"/>
    </style:style>
    <style:style style:name="P24" style:family="paragraph" style:parent-style-name="Text_20_body">
      <style:text-properties fo:font-style="normal" officeooo:rsid="0042e8a3" officeooo:paragraph-rsid="0042e8a3" style:font-style-asian="normal" style:font-style-complex="normal"/>
    </style:style>
    <style:style style:name="P25" style:family="paragraph" style:parent-style-name="Text_20_body" style:list-style-name="L1">
      <style:text-properties fo:font-style="normal" officeooo:rsid="0042e8a3" officeooo:paragraph-rsid="0042e8a3" style:font-style-asian="normal" style:font-style-complex="normal"/>
    </style:style>
    <style:style style:name="P26" style:family="paragraph" style:parent-style-name="Text_20_body" style:list-style-name="L1">
      <style:text-properties fo:font-style="normal" officeooo:rsid="00436670" officeooo:paragraph-rsid="00436670" style:font-style-asian="normal" style:font-style-complex="normal"/>
    </style:style>
    <style:style style:name="P27" style:family="paragraph" style:parent-style-name="Text_20_body">
      <style:text-properties fo:font-style="normal" officeooo:rsid="00436670" officeooo:paragraph-rsid="00436670" style:font-style-asian="normal" style:font-style-complex="normal"/>
    </style:style>
    <style:style style:name="P28" style:family="paragraph" style:parent-style-name="Text_20_body">
      <style:text-properties fo:font-style="normal" officeooo:rsid="0044e552" officeooo:paragraph-rsid="0044e552" style:font-style-asian="normal" style:font-style-complex="normal"/>
    </style:style>
    <style:style style:name="P29" style:family="paragraph" style:parent-style-name="Text_20_body" style:list-style-name="L2">
      <style:text-properties officeooo:paragraph-rsid="0044e552"/>
    </style:style>
    <style:style style:name="P30" style:family="paragraph" style:parent-style-name="Text_20_body" style:list-style-name="L2">
      <style:text-properties fo:font-style="normal" officeooo:rsid="0044e552" officeooo:paragraph-rsid="0044e552" style:font-style-asian="normal" style:font-style-complex="normal"/>
    </style:style>
    <style:style style:name="P31" style:family="paragraph" style:parent-style-name="Text_20_body" style:list-style-name="L2">
      <style:text-properties fo:font-style="normal" officeooo:rsid="0046a6a2" officeooo:paragraph-rsid="0046a6a2" style:font-style-asian="normal" style:font-style-complex="normal"/>
    </style:style>
    <style:style style:name="P32" style:family="paragraph" style:parent-style-name="Text_20_body">
      <style:text-properties fo:font-style="normal" officeooo:rsid="00486e93" officeooo:paragraph-rsid="00486e93" style:font-style-asian="normal" style:font-style-complex="normal"/>
    </style:style>
    <style:style style:name="T1" style:family="text">
      <style:text-properties officeooo:rsid="0030f5c3"/>
    </style:style>
    <style:style style:name="T2" style:family="text">
      <style:text-properties officeooo:rsid="001d8157"/>
    </style:style>
    <style:style style:name="T3" style:family="text">
      <style:text-properties officeooo:rsid="001d903c"/>
    </style:style>
    <style:style style:name="T4" style:family="text">
      <style:text-properties officeooo:rsid="001f0bb2"/>
    </style:style>
    <style:style style:name="T5" style:family="text">
      <style:text-properties officeooo:rsid="002039c4"/>
    </style:style>
    <style:style style:name="T6" style:family="text">
      <style:text-properties officeooo:rsid="00221ec4"/>
    </style:style>
    <style:style style:name="T7" style:family="text">
      <style:text-properties officeooo:rsid="002272fa"/>
    </style:style>
    <style:style style:name="T8" style:family="text">
      <style:text-properties officeooo:rsid="0022ae36"/>
    </style:style>
    <style:style style:name="T9" style:family="text">
      <style:text-properties fo:font-style="italic" style:font-style-asian="italic" style:font-style-complex="italic"/>
    </style:style>
    <style:style style:name="T10" style:family="text">
      <style:text-properties officeooo:rsid="0032f95e"/>
    </style:style>
    <style:style style:name="T11" style:family="text">
      <style:text-properties officeooo:rsid="00346e6e"/>
    </style:style>
    <style:style style:name="T12" style:family="text">
      <style:text-properties officeooo:rsid="00369216"/>
    </style:style>
    <style:style style:name="T13" style:family="text">
      <style:text-properties fo:font-style="italic" officeooo:rsid="00369216" style:font-style-asian="italic" style:font-style-complex="italic"/>
    </style:style>
    <style:style style:name="T14" style:family="text">
      <style:text-properties fo:font-style="normal" officeooo:rsid="00369216" style:font-style-asian="normal" style:font-style-complex="normal"/>
    </style:style>
    <style:style style:name="T15" style:family="text">
      <style:text-properties officeooo:rsid="003b6efc"/>
    </style:style>
    <style:style style:name="T16" style:family="text">
      <style:text-properties officeooo:rsid="004933e1"/>
    </style:style>
    <style:style style:name="T17" style:family="text">
      <style:text-properties officeooo:rsid="003ccbe1"/>
    </style:style>
    <style:style style:name="T18" style:family="text">
      <style:text-properties officeooo:rsid="003f3101"/>
    </style:style>
    <style:style style:name="T19" style:family="text">
      <style:text-properties officeooo:rsid="0040751d"/>
    </style:style>
    <style:style style:name="T20" style:family="text">
      <style:text-properties officeooo:rsid="0041fa60"/>
    </style:style>
    <style:style style:name="T21" style:family="text">
      <style:text-properties officeooo:rsid="0042e8a3"/>
    </style:style>
    <style:style style:name="T22" style:family="text">
      <style:text-properties officeooo:rsid="0044e552"/>
    </style:style>
    <style:style style:name="T23" style:family="text">
      <style:text-properties officeooo:rsid="0046a6a2"/>
    </style:style>
    <style:style style:name="T24" style:family="text">
      <style:text-properties fo:font-style="normal" officeooo:rsid="0044e552" style:font-style-asian="normal" style:font-style-complex="normal"/>
    </style:style>
    <style:style style:name="T25" style:family="text">
      <style:text-properties fo:font-style="normal" officeooo:rsid="0046a6a2" style:font-style-asian="normal" style:font-style-complex="normal"/>
    </style:style>
    <style:style style:name="T26" style:family="text">
      <style:text-properties officeooo:rsid="0047fc6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 me page</text:h>
      <text:p text:style-name="P1">Who am I?</text:p>
      <text:p text:style-name="P1">I'm an indie games developer with a focus on using Godot for 3d games. I'm the co-founder of [Hyperity Studios](https://hyperity.net), and an enthusiast in all things gamedev.</text:p>
      <text:p text:style-name="P1"/>
      <text:p text:style-name="P1">How did I get here?</text:p>
      <text:p text:style-name="P1">In my early years of highschool, I started dabbling with a little bit of Python programming to help visualise physics activities, specifically plotting projectile motion, an activity that I still benefit from today.</text:p>
      <text:p text:style-name="P1"/>
      <text:p text:style-name="P2">In seniors years, I was introduced to Godot Engine through my ICT classes, of which a task was to make a simple game. At the time, the latest Godot version was 3.1, and my gamedev skills were undeveloped. Still, I was able to make a basic 3d first-person platformer that gave the player different movement buffs depending on what colour platform they landed on. <text:span text:style-name="T1">Basic stuff now, but something I was proud of at the time.</text:span></text:p>
      <text:p text:style-name="P3"/>
      <text:p text:style-name="P4">2021 saw my full-time enrolment in Game Design at the University of the Sunshine Cost, lasting for three years until the end of 2023. <text:span text:style-name="T2">During the course, I completed a handful of design, programming, and asset creation classes. I graduated early 2024 with a degree in Game design with a minor in games programming.</text:span></text:p>
      <text:p text:style-name="P5"/>
      <text:p text:style-name="P6">In the midst of uni, I founded Hyperity Studios with a friend, which we <text:span text:style-name="T3">worked under for a bunch of projects. Hyperity started off as a group making YouTube tutorials for </text:span><text:span text:style-name="T4">multiplayer video game</text:span><text:span text:style-name="T3"> SCP – Secret Laboratory, </text:span><text:span text:style-name="T4">a game we were quite fond of at the time. Unfortunately it was entirely volunteer driven, and difficulties with volunteer reliability caused us to shift our focus away from video tutorials. </text:span><text:span text:style-name="T5">Still in the SCP field, we ran interviews with the developers of popular cancelled game SCP – Unity, </text:span><text:span text:style-name="T1">resulting in </text:span><text:span text:style-name="T5">a simple one-off project that </text:span><text:span text:style-name="T1">produced</text:span><text:span text:style-name="T5"> six videos.</text:span></text:p>
      <text:p text:style-name="P6"/>
      <text:p text:style-name="P7"><text:span text:style-name="T5">After that, w</text:span>e got into game development and tried a few things here and there. Unsurprisingly, our first project was ridiculously <text:span text:style-name="T5">over-scoped, </text:span><text:span text:style-name="T1">likely </text:span><text:span text:style-name="T5">even for an established studio, so we as gamedev novices stood no chance, </text:span><text:span text:style-name="T1">thus</text:span><text:span text:style-name="T5"> we refocused our efforts on a </text:span><text:span text:style-name="T1">smaller</text:span><text:span text:style-name="T5"> puzzle game. It turns out puzzle games are harder to make puzzles for</text:span> <text:span text:style-name="T5">than it is to solve them, and none of us were particularly good at puzzle making. But we still loved making games, so we again refocused our efforts on something slightly smaller. A remake of SCP – Containment Breach. A </text:span><text:span text:style-name="T1">project</text:span><text:span text:style-name="T5"> that has been tried (and failed) countless times, surely we’d have more success.</text:span></text:p>
      <text:p text:style-name="P7"/>
      <text:p text:style-name="P8">Hah. Well sort of. <text:span text:style-name="T6">There were a bunch of difficulties that caused major setbacks over the start of the project, but once we got them all settled out, it was somewhat smooth sailing.</text:span></text:p>
      <text:p text:style-name="P8"/>
      <text:p text:style-name="P9">And now we’re here, today, still developing games with a passion.</text:p>
      <text:p text:style-name="P9"/>
      <text:p text:style-name="P9">What do I do?</text:p>
      <text:p text:style-name="P9"/>
      <text:p text:style-name="P9">I primarily develop [Traversion](https://hyperity.net/traversion.html), originally my capstone project from university, and [<text:span text:style-name="T7">SCP – </text:span>Containment Breach Reborn](https://hyperity.net/cbr.html), the focus of Hyperity.</text:p>
      <text:p text:style-name="P9"/>
      <text:p text:style-name="P9">Occasionally I’ll get a spark of <text:span text:style-name="T7">inspiration and pull up a new project and experiment a bit to see what I can learn, things that usually migrate their way into a blog post.</text:span></text:p>
      <text:p text:style-name="P9"/>
      <text:p text:style-name="P10"><text:soft-page-break/>Aside from that? I participate in weekly gamedev meetups at my local library, I <text:span text:style-name="T1">occasionally</text:span> attend the Squiggly river’<text:span text:style-name="T1">s</text:span> monthly meetups in Brisbane, and I try to make it to the major games events like the Queensland Games Festival.</text:p>
      <text:p text:style-name="P10"/>
      <text:p text:style-name="P11">How to contact me?</text:p>
      <text:p text:style-name="Standard"><text:span text:style-name="T8">For casual chats, you find me as Scordi in the [Hyperity Discord](</text:span><text:a xlink:type="simple" xlink:href="https://discord.gg/VBDfSvst5Z" text:style-name="Internet_20_link" text:visited-style-name="Visited_20_Internet_20_Link">https://discord.gg/VBDfSvst5Z</text:a><text:span text:style-name="T8">) or DM me directly (username:scordi8)</text:span></text:p>
      <text:p text:style-name="Standard"/>
      <text:p text:style-name="P12">For Hyperity business, you can email me at <text:a xlink:type="simple" xlink:href="mailto:Scordi@hyperity.net" text:style-name="Internet_20_link" text:visited-style-name="Visited_20_Internet_20_Link">Scordi@hyperity.net</text:a></text:p>
      <text:p text:style-name="P12"/>
      <text:h text:style-name="Heading_20_1" text:outline-level="1">Blog posts</text:h>
      <text:h text:style-name="P13" text:outline-level="2">Creating Traversion</text:h>
      <text:p text:style-name="P14">During the final year of university, the capstone for the Game Design degree was to create a video game. In a group of four, my team started with ambition. We agreed to create a first-person-shooter located in rural Australia, using Unreal Engine. And if you’re thinking ‘<text:span text:style-name="T9">Gee Scordi, that sounds nothing like the Traversion I know!</text:span>’, well, you’d be right. About halfway through the year, at the start of the second semester, the team and the lecturer had a chat. Basically, we concluded that we weren’t confident in completing what we thought we could, and scrapped the idea completely. We we<text:span text:style-name="T10">re</text:span> back to the drawing board, but I pitched the idea of a movement platformer, and over a few weeks, we planned out what Traversion is today. However, we didn’t start actually developing the game until about the fourth week of the second semester. <text:span text:style-name="T10">At this stage, pretty much every other group was well underway with their own projects, while we were back to square one.</text:span></text:p>
      <text:p text:style-name="P15">However, after doing the gamedev equivalent of snorting crack, we got to work. By the end of the third week, we had a basic framework. It wasn’t great, it wasn’t complex, but it worked. It covered player movement, rockets and blast jumping, checkpoints and killboxes. <text:span text:style-name="T11">The fundamentals that we built the prototype levels around.</text:span></text:p>
      <text:p text:style-name="P16">But the first few days also added a single script that I still use today. The ConfigHandler script, a back end system for reading and writing player configurations. Keybinds, graphics settings, mouse and audio options. Of course, ConfigHandler would later undergo revision after revision, but we’ll get to that another time.</text:p>
      <text:p text:style-name="P17">Traversion, at just a few days old, looked pretty terrible. Not really a surprise, since all we had were a few cubes to test stuff with, but it led to another issue. Our team didn’t have anybody who specialised in asset creation. The low poly style we ‘chose’ was really the only option we had at the time, and without texture artists, we went with flat vertex colouring over texturing. The end result wasn’t pretty, but it was functional, and for a bunch of programmers, that was good enough for us.</text:p>
      <text:p text:style-name="P17">Over about six weeks, we developed around twenty playable levels, added features like the grappling hook and the slowfall ability, and got the university tutor to playtest. <text:span text:style-name="T12">If you’ve seen any of the old Traversion media, which you likely have, as at the time of writing this we haven’t replaced them with new ones yet. Old Traversion was </text:span><text:span text:style-name="T13">bland</text:span><text:span text:style-name="T14">. Flat and undetailed surfaces messed with depth perception, and the player movement was generic.</text:span></text:p>
      <text:p text:style-name="P18"><text:soft-page-break/>Still, we launched on steam for $3 AUD as the semester concluded. We got a few sales, more than we expected, less than we hoped. In hindsight, it’s surprising we got any with our quality of promotional media.</text:p>
      <text:p text:style-name="P19">After university finished, the team stopped focusing on the project as we all drifted off into our own lives, although occasionally there’d be a contribution. Two years later, around the middle of 2025, I bought ownership of the project from the rest of the team, and continued to work on it in my own time.</text:p>
      <text:p text:style-name="P19">Since graduation, I overhauled the menus, the movement systems, the visual style, and the existing levels. Playtesting run by Minirow, the Hyperity co-director, helped to refine the gameplay and feel, creating a much more enjoyable experience.</text:p>
      <text:p text:style-name="P19"/>
      <text:h text:style-name="Heading_20_1" text:outline-level="1">CBR and Procedural Generation</text:h>
      <text:p text:style-name="P20">Procedural generation is one of those things that just keeps popping up in gamedev no matter where you look. <text:span text:style-name="T15">I don’t think that will change, and someday, someone will want to know how CBR’s procgen worked. </text:span><text:span text:style-name="T16">T</text:span><text:span text:style-name="T17">hus, this blog.</text:span></text:p>
      <text:p text:style-name="P21">Now, Hyperity has played with a few versions of procedural generation. For a currently shelved Hyperity project, known only by its internal name of CW, a basic system that distributed rooms and connected them up was designed. It was written in Python and used cv2 to draw an image where white pixels were hallways, and black pixels were free space. It worked pretty decently, but never reached the Godot implementation stage, <text:span text:style-name="T18">as CW was shelved.</text:span></text:p>
      <text:p text:style-name="P22">Placing a bunch of squares on a grid is easy when the squares are all the same size, but CBR rooms aren’t all the same size, or even the same shape. There’s not even a set number of rooms in CBR. The next iteration of the CW procgen saw squares with different sizes being distributed across the image, <text:span text:style-name="T19">although the positioning was still completely random. A simple check for existing rooms and a limit to the amount of tries the algorithm could try to place a room was all it needed.</text:span></text:p>
      <text:p text:style-name="P23">The next step was to pack all the shapes into a smaller space. There’s a term for this <text:span text:style-name="T20">stuff</text:span>, <text:span text:style-name="T20">called a Packing Algorithm, which are solutions to Packing Problems. The specific type we use (to my limited knowledge) would be called an online bin packing algorithm. Why ‘online’? Because an online algorithm doesn’t know the entire set of rooms, whereas an offline algorithm would know the entire set. By using an online algorithm, the order in which we provide the rooms to be placed changes the outcome of the distribution. The order is shuffled depending on the </text:span><text:span text:style-name="T21">random number generator’s </text:span><text:span text:style-name="T20">seed, </text:span><text:span text:style-name="T21">creating a deterministic procedural generation algorithm.</text:span></text:p>
      <text:p text:style-name="P24">However, there’s a little more to it than just that, so I’ll walk you through the pseudocode.</text:p>
      <text:list text:style-name="L1">
        <text:list-item>
          <text:p text:style-name="P25">Algorithm start, provided a list of rooms</text:p>
        </text:list-item>
        <text:list-item>
          <text:p text:style-name="P25">Create a small grid around the size of the first room in the list.</text:p>
        </text:list-item>
        <text:list-item>
          <text:p text:style-name="P25">For each room:</text:p>
          <text:list>
            <text:list-item>
              <text:p text:style-name="P25">Find the best fitting position of the room on the grid by searching over every grid cell</text:p>
            </text:list-item>
            <text:list-item>
              <text:p text:style-name="P25">If there’s not enough space, make the grid bigger and try again</text:p>
            </text:list-item>
            <text:list-item>
              <text:p text:style-name="P25"><text:soft-page-break/>When space has been found, keep track of the room’s size, and where it was placed</text:p>
            </text:list-item>
            <text:list-item>
              <text:p text:style-name="P25">All rooms should check if a room of similar or smaller size has been placed. If it has, find where it stopped searching for space for that size of room, and start searching from there.</text:p>
            </text:list-item>
            <text:list-item>
              <text:p text:style-name="P26">Make sure there’s at least a single grid cell space between all other place rooms</text:p>
            </text:list-item>
          </text:list>
        </text:list-item>
        <text:list-item>
          <text:p text:style-name="P26">Algorithm end.</text:p>
        </text:list-item>
      </text:list>
      <text:p text:style-name="P27">That, when given a list of room shapes, will produce a relatively well-packed distribution of <text:span text:style-name="T22">rooms with enough space to add hallways in.</text:span></text:p>
      <text:p text:style-name="P28">And speaking of hallways, the hallways happen in <text:span text:style-name="T23">three</text:span> stages.</text:p>
      <text:list text:style-name="L2">
        <text:list-item>
          <text:p text:style-name="P29"><text:span text:style-name="T24">Create a weightmap The weightmap is a 2d grid where each cell has an integer value of steps from the origin, with the origin starting as the player’s spawn room. </text:span><text:span text:style-name="T25">This is an initialisation stage, and I don’t count it as part of the hallway algorithm.</text:span></text:p>
        </text:list-item>
        <text:list-item>
          <text:p text:style-name="P30">From each doorway (user-defined room entrance):</text:p>
          <text:list>
            <text:list-item>
              <text:p text:style-name="P30">Backtrack along the lowest stepped cells to reach the origin, and mark each step as a hallway cell.</text:p>
            </text:list-item>
            <text:list-item>
              <text:p text:style-name="P30">Regenerate the weightmap with each new hallway cell counting as the origin. This makes new hallways connect with existing hallways.</text:p>
            </text:list-item>
          </text:list>
        </text:list-item>
        <text:list-item>
          <text:p text:style-name="P31">Perform an ‘orientation pass’ on the hallway cells, converting them from ‘alive or dead’ into hallway type (straight hallway, X intersection hallway, North-west corner hallway)</text:p>
        </text:list-item>
        <text:list-item>
          <text:p text:style-name="P31">Each hallway is given a random number within a small range (0 to <text:span text:style-name="T26">5 at the time of writing). If two connected hallways have the same random number, a divider wall will not spawn between them.</text:span></text:p>
        </text:list-item>
      </text:list>
      <text:p text:style-name="P32">And that’s it. It’s a fairly simple system in theory, <text:span text:style-name="T16">and </text:span>although the implementation tastes like spa<text:span text:style-name="T16">g</text:span>hetti, <text:span text:style-name="T16">it works like a charm and is easy to add new rooms to. Even better, each step of the overall generation system is its own system built off Godot’s Tilemaps, so modders could potentially swap out the generation algorithms for their own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1T19:30:37.407956900</meta:creation-date>
    <dc:date>2026-01-31T04:09:16.873623400</dc:date>
    <meta:editing-duration>PT11H5M18S</meta:editing-duration>
    <meta:editing-cycles>31</meta:editing-cycles>
    <meta:generator>LibreOffice/25.8.4.2$Windows_X86_64 LibreOffice_project/290daaa01b999472f0c7a3890eb6a550fd74c6df</meta:generator>
    <meta:document-statistic meta:table-count="0" meta:image-count="0" meta:object-count="0" meta:page-count="4" meta:paragraph-count="52" meta:word-count="1856" meta:character-count="10825" meta:non-whitespace-character-count="9032"/>
  </office:meta>
</office:document-meta>
</file>